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38"/>
    <style:style style:name="ce4" style:family="table-cell" style:parent-style-name="Excel_32_Built-in_32_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5" style:family="table-cell" style:parent-style-name="Default" style:data-style-name="N36"/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text-underline-style="none" style:text-underline-type="none"/>
    </style:style>
    <style:style style:name="ce7" style:family="table-cell" style:parent-style-name="Default" style:data-style-name="N37"/>
    <style:style style:name="ce8" style:family="table-cell" style:parent-style-name="Default" style:data-style-name="N39"/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/>
      <style:text-properties fo:color="#0563C1"/>
    </style:style>
    <style:style style:name="ce13" style:family="table-cell" style:parent-style-name="Default" style:data-style-name="N38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5" style:family="table-cell" style:parent-style-name="Default" style:data-style-name="N38">
      <style:table-cell-properties fo:border-top="none" fo:border-bottom="none" fo:border-left="none" fo:border-right="thin solid #000000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8" style:family="table-cell" style:parent-style-name="Default" style:data-style-name="N38">
      <style:table-cell-properties fo:border-top="none" fo:border-bottom="thin solid #000000" fo:border-left="none" fo:border-right="thin solid #000000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4.1275cm" style:use-optimal-column-width="true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4.89479166666667cm" style:use-optimal-column-width="true"/>
    </style:style>
    <style:style style:name="co7" style:family="table-column">
      <style:table-column-properties fo:break-before="auto" style:column-width="3.254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6373" table:default-cell-style-name="ce2"/>
        <table:table-row table:style-name="ro1">
          <table:table-cell/>
          <table:table-cell office:value-type="string" table:style-name="ce19">
            <text:p>DojoBoy Console</text:p>
          </table:table-cell>
          <table:table-cell table:number-columns-repeated="4" table:style-name="ce20"/>
          <table:table-cell office:value-type="string" table:style-name="ce20">
            <text:p>TOTAL Piece Lot</text:p>
          </table:table-cell>
          <table:table-cell table:style-name="ce10"/>
          <table:table-cell office:value-type="string" table:style-name="ce11">
            <text:p>TOTAL</text:p>
          </table:table-cell>
          <table:table-cell table:style-name="ce10"/>
          <table:table-cell office:value-type="string" table:style-name="ce11">
            <text:p>TOTAL</text:p>
          </table:table-cell>
          <table:table-cell table:number-columns-repeated="16373"/>
        </table:table-row>
        <table:table-row table:style-name="ro1">
          <table:table-cell/>
          <table:table-cell table:style-name="ce21"/>
          <table:table-cell table:number-columns-repeated="4" table:style-name="ce22"/>
          <table:table-cell office:value-type="currency" office:value="111.15" table:formula="of:=SUM([.G4:.G23])" table:style-name="ce9">
            <text:p>111,15 €<text:s/></text:p>
          </table:table-cell>
          <table:table-cell office:value-type="string" table:style-name="ce12">
            <text:p>DojoBoy Model A (PCBs)</text:p>
          </table:table-cell>
          <table:table-cell office:value-type="currency" office:value="22.015799999999999" table:formula="of:=SUM([.I5:.I23])" table:style-name="ce13">
            <text:p>22,02 €<text:s/></text:p>
          </table:table-cell>
          <table:table-cell office:value-type="string" table:style-name="ce12">
            <text:p>DojoBoy Model A (Univ PCBs)</text:p>
          </table:table-cell>
          <table:table-cell office:value-type="currency" office:value="22.835799999999999" table:formula="of:=SUM([.K5:.K23])" table:style-name="ce13">
            <text:p>22,84 €<text:s/></text:p>
          </table:table-cell>
          <table:table-cell table:number-columns-repeated="16373"/>
        </table:table-row>
        <table:table-row table:style-name="ro1">
          <table:table-cell/>
          <table:table-cell table:style-name="ce16"/>
          <table:table-cell table:style-name="ce23"/>
          <table:table-cell office:value-type="string" table:style-name="ce23">
            <text:p>Lot/Qty</text:p>
          </table:table-cell>
          <table:table-cell office:value-type="string" table:style-name="ce23">
            <text:p>Prix</text:p>
          </table:table-cell>
          <table:table-cell office:value-type="string" table:style-name="ce23">
            <text:p>Livraison</text:p>
          </table:table-cell>
          <table:table-cell office:value-type="string" table:style-name="ce23">
            <text:p>Total</text:p>
          </table:table-cell>
          <table:table-cell office:value-type="string" table:style-name="ce17">
            <text:p>Qty</text:p>
          </table:table-cell>
          <table:table-cell office:value-type="string" table:style-name="ce18">
            <text:p>Prix/console</text:p>
          </table:table-cell>
          <table:table-cell office:value-type="string" table:style-name="ce17">
            <text:p>Qty</text:p>
          </table:table-cell>
          <table:table-cell office:value-type="string" table:style-name="ce18">
            <text:p>Prix/console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LCD TFT 1.8 ST7735 160x128</text:p>
          </table:table-cell>
          <table:table-cell office:value-type="string" table:style-name="ce4">
            <text:p><text:a xlink:href="https://fr.aliexpress.com/item/32947890530.html?spm=a2g0o.productlist.main.7.61775ca0mSKXTk&amp;algo_pvid=5d42d154-5185-45b8-ab78-f4d07c39aeb8&amp;algo_exp_id=5d42d154-5185-45b8-ab78-f4d07c39aeb8-3&amp;pdp_npi=4%40dis%21EUR%211.97%211.97%21%21%212.06%21%21%402101f49916940842608562558ea031%2110000014941611705%21sea%21BE%21134803207%21S&amp;curPageLogUid=ahfvNTeqsKwS">Lien</text:a></text:p>
          </table:table-cell>
          <table:table-cell office:value-type="float" office:value="4" table:style-name="ce2">
            <text:p>4</text:p>
          </table:table-cell>
          <table:table-cell office:value-type="currency" office:value="7.88" table:formula="of:=4*1.97" table:style-name="ce5">
            <text:p>7,88 €</text:p>
          </table:table-cell>
          <table:table-cell office:value-type="currency" office:value="1.57" table:style-name="ce5">
            <text:p>1,57 €</text:p>
          </table:table-cell>
          <table:table-cell office:value-type="currency" office:value="9.4499999999999993" table:formula="of:=[.E4]+[.F4]" table:style-name="ce3">
            <text:p>9,45 €<text:s/></text:p>
          </table:table-cell>
          <table:table-cell office:value-type="float" office:value="1" table:style-name="ce14">
            <text:p>1</text:p>
          </table:table-cell>
          <table:table-cell office:value-type="currency" office:value="2.3624999999999998" table:formula="of:=([.G4]/[.D4])*[.H4]" table:style-name="ce15">
            <text:p>2,36 €<text:s/></text:p>
          </table:table-cell>
          <table:table-cell office:value-type="float" office:value="1" table:style-name="ce14">
            <text:p>1</text:p>
          </table:table-cell>
          <table:table-cell office:value-type="currency" office:value="2.3624999999999998" table:formula="of:=([.G4]/[.D4])*[.J4]" table:style-name="ce15">
            <text:p>2,36 €<text:s/>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LCD IPS 1.54x1.54 ST7789 240x240</text:p>
          </table:table-cell>
          <table:table-cell office:value-type="string" table:style-name="ce4">
            <text:p><text:a xlink:href="https://fr.aliexpress.com/item/1005005556914555.html?spm=a2g0o.order_list.order_list_main.81.16ed5e5bW0YxRj&amp;gatewayAdapt=glo2fra">Lien</text:a></text:p>
          </table:table-cell>
          <table:table-cell office:value-type="float" office:value="1" table:style-name="ce6">
            <text:p>1</text:p>
          </table:table-cell>
          <table:table-cell office:value-type="currency" office:value="2.62" table:style-name="ce5">
            <text:p>2,62 €</text:p>
          </table:table-cell>
          <table:table-cell office:value-type="currency" office:value="1.45" table:style-name="ce5">
            <text:p>1,45 €</text:p>
          </table:table-cell>
          <table:table-cell office:value-type="currency" office:value="4.07" table:formula="of:=[.E5]+[.F5]" table:style-name="ce3">
            <text:p>4,07 €<text:s/></text:p>
          </table:table-cell>
          <table:table-cell office:value-type="float" office:value="0" table:style-name="ce14">
            <text:p>0</text:p>
          </table:table-cell>
          <table:table-cell office:value-type="currency" office:value="0" table:formula="of:=([.G5]/[.D5])*[.H5]" table:style-name="ce15">
            <text:p>0,00 €<text:s/></text:p>
          </table:table-cell>
          <table:table-cell office:value-type="float" office:value="0" table:style-name="ce14">
            <text:p>0</text:p>
          </table:table-cell>
          <table:table-cell office:value-type="currency" office:value="0" table:formula="of:=([.G5]/[.D5])*[.J5]" table:style-name="ce15">
            <text:p>0,00 €<text:s/>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RPI Pico W</text:p>
          </table:table-cell>
          <table:table-cell office:value-type="string" table:style-name="ce4">
            <text:p><text:a xlink:href="https://www.kiwi-electronics.com/nl/raspberry-pi-boards-behuizingen-uitbreidingen-en-accessoires-59/raspberry-pi-pico-w-10938">Lien</text:a></text:p>
          </table:table-cell>
          <table:table-cell office:value-type="float" office:value="1" table:style-name="ce2">
            <text:p>1</text:p>
          </table:table-cell>
          <table:table-cell office:value-type="currency" office:value="7.95" table:style-name="ce5">
            <text:p>7,95 €</text:p>
          </table:table-cell>
          <table:table-cell office:value-type="currency" office:value="5.5" table:style-name="ce5">
            <text:p>5,50 €</text:p>
          </table:table-cell>
          <table:table-cell office:value-type="currency" office:value="13.45" table:formula="of:=[.E6]+[.F6]" table:style-name="ce3">
            <text:p>13,45 €<text:s/></text:p>
          </table:table-cell>
          <table:table-cell office:value-type="float" office:value="0" table:style-name="ce14">
            <text:p>0</text:p>
          </table:table-cell>
          <table:table-cell office:value-type="currency" office:value="0" table:formula="of:=([.G6]/[.D6])*[.H6]" table:style-name="ce15">
            <text:p>0,00 €<text:s/></text:p>
          </table:table-cell>
          <table:table-cell office:value-type="float" office:value="0" table:style-name="ce14">
            <text:p>0</text:p>
          </table:table-cell>
          <table:table-cell office:value-type="currency" office:value="0" table:formula="of:=([.G6]/[.D6])*[.J6]" table:style-name="ce15">
            <text:p>0,00 €<text:s/>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RPI Pico</text:p>
          </table:table-cell>
          <table:table-cell office:value-type="string" table:style-name="ce4">
            <text:p><text:a xlink:href="https://www.kiwi-electronics.com/nl/raspberry-pi-boards-behuizingen-uitbreidingen-en-accessoires-59/raspberry-pi-pico-10494">Lien</text:a></text:p>
          </table:table-cell>
          <table:table-cell office:value-type="float" office:value="1" table:style-name="ce2">
            <text:p>1</text:p>
          </table:table-cell>
          <table:table-cell office:value-type="currency" office:value="3.95" table:style-name="ce5">
            <text:p>3,95 €</text:p>
          </table:table-cell>
          <table:table-cell office:value-type="currency" office:value="5.5" table:style-name="ce5">
            <text:p>5,50 €</text:p>
          </table:table-cell>
          <table:table-cell office:value-type="currency" office:value="9.4499999999999993" table:formula="of:=[.E7]+[.F7]" table:style-name="ce3">
            <text:p>9,45 €<text:s/></text:p>
          </table:table-cell>
          <table:table-cell office:value-type="float" office:value="0" table:style-name="ce14">
            <text:p>0</text:p>
          </table:table-cell>
          <table:table-cell office:value-type="currency" office:value="0" table:formula="of:=([.G7]/[.D7])*[.H7]" table:style-name="ce15">
            <text:p>0,00 €<text:s/></text:p>
          </table:table-cell>
          <table:table-cell office:value-type="float" office:value="0" table:style-name="ce14">
            <text:p>0</text:p>
          </table:table-cell>
          <table:table-cell office:value-type="currency" office:value="0" table:formula="of:=([.G7]/[.D7])*[.J7]" table:style-name="ce15">
            <text:p>0,00 €<text:s/>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Clone RPI Pico (16MB)</text:p>
          </table:table-cell>
          <table:table-cell office:value-type="string" table:style-name="ce4">
            <text:p><text:a xlink:href="https://fr.aliexpress.com/item/1005005495966620.html?spm=a2g0o.cart.0.0.146d378dTIiHKz&amp;mp=1&amp;gatewayAdapt=glo2fra">Lien</text:a></text:p>
          </table:table-cell>
          <table:table-cell office:value-type="float" office:value="1" table:style-name="ce2">
            <text:p>1</text:p>
          </table:table-cell>
          <table:table-cell office:value-type="currency" office:value="2.14" table:style-name="ce5">
            <text:p>2,14 €</text:p>
          </table:table-cell>
          <table:table-cell office:value-type="currency" office:value="1.28" table:style-name="ce5">
            <text:p>1,28 €</text:p>
          </table:table-cell>
          <table:table-cell office:value-type="currency" office:value="3.42" table:formula="of:=[.E8]+[.F8]" table:style-name="ce3">
            <text:p>3,42 €<text:s/></text:p>
          </table:table-cell>
          <table:table-cell office:value-type="float" office:value="1" table:style-name="ce14">
            <text:p>1</text:p>
          </table:table-cell>
          <table:table-cell office:value-type="currency" office:value="3.42" table:formula="of:=([.G8]/[.D8])*[.H8]" table:style-name="ce15">
            <text:p>3,42 €<text:s/></text:p>
          </table:table-cell>
          <table:table-cell office:value-type="float" office:value="1" table:style-name="ce14">
            <text:p>1</text:p>
          </table:table-cell>
          <table:table-cell office:value-type="currency" office:value="3.42" table:formula="of:=([.G8]/[.D8])*[.J8]" table:style-name="ce15">
            <text:p>3,42 €<text:s/>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Switch 6x6x7.5</text:p>
          </table:table-cell>
          <table:table-cell office:value-type="string" table:style-name="ce4">
            <text:p><text:a xlink:href="https://fr.aliexpress.com/item/1005001629177989.html?spm=a2g0o.order_list.order_list_main.45.16ed5e5bW0YxRj&amp;gatewayAdapt=glo2fra">Lien</text:a></text:p>
          </table:table-cell>
          <table:table-cell office:value-type="float" office:value="100" table:style-name="ce2">
            <text:p>100</text:p>
          </table:table-cell>
          <table:table-cell office:value-type="currency" office:value="0.87" table:style-name="ce5">
            <text:p>0,87 €</text:p>
          </table:table-cell>
          <table:table-cell office:value-type="currency" office:value="2.19" table:style-name="ce5">
            <text:p>2,19 €</text:p>
          </table:table-cell>
          <table:table-cell office:value-type="currency" office:value="3.06" table:formula="of:=[.E9]+[.F9]" table:style-name="ce3">
            <text:p>3,06 €<text:s/></text:p>
          </table:table-cell>
          <table:table-cell office:value-type="float" office:value="8" table:style-name="ce14">
            <text:p>8</text:p>
          </table:table-cell>
          <table:table-cell office:value-type="currency" office:value="0.24480000000000002" table:formula="of:=([.G9]/[.D9])*[.H9]" table:style-name="ce15">
            <text:p>0,24 €<text:s/></text:p>
          </table:table-cell>
          <table:table-cell office:value-type="float" office:value="8" table:style-name="ce14">
            <text:p>8</text:p>
          </table:table-cell>
          <table:table-cell office:value-type="currency" office:value="0.24480000000000002" table:formula="of:=([.G9]/[.D9])*[.J9]" table:style-name="ce15">
            <text:p>0,24 €<text:s/>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Universal PCB 4x6cm</text:p>
          </table:table-cell>
          <table:table-cell office:value-type="string" table:style-name="ce4">
            <text:p><text:a xlink:href="https://fr.aliexpress.com/item/1005001292089657.html?spm=a2g0o.order_list.order_list_main.31.16ed5e5bW0YxRj&amp;gatewayAdapt=glo2fra">Lien</text:a></text:p>
          </table:table-cell>
          <table:table-cell office:value-type="float" office:value="10" table:style-name="ce2">
            <text:p>10</text:p>
          </table:table-cell>
          <table:table-cell office:value-type="currency" office:value="2.59" table:style-name="ce5">
            <text:p>2,59 €</text:p>
          </table:table-cell>
          <table:table-cell office:value-type="currency" office:value="1.51" table:style-name="ce5">
            <text:p>1,51 €</text:p>
          </table:table-cell>
          <table:table-cell office:value-type="currency" office:value="4.0999999999999996" table:formula="of:=[.E10]+[.F10]" table:style-name="ce3">
            <text:p>4,10 €<text:s/></text:p>
          </table:table-cell>
          <table:table-cell office:value-type="float" office:value="0" table:style-name="ce14">
            <text:p>0</text:p>
          </table:table-cell>
          <table:table-cell office:value-type="currency" office:value="0" table:formula="of:=([.G10]/[.D10])*[.H10]" table:style-name="ce15">
            <text:p>0,00 €<text:s/></text:p>
          </table:table-cell>
          <table:table-cell office:value-type="float" office:value="2" table:style-name="ce14">
            <text:p>2</text:p>
          </table:table-cell>
          <table:table-cell office:value-type="currency" office:value="0.82" table:formula="of:=([.G10]/[.D10])*[.J10]" table:style-name="ce15">
            <text:p>0,82 €<text:s/>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Speaker</text:p>
          </table:table-cell>
          <table:table-cell office:value-type="string" table:style-name="ce4">
            <text:p><text:a xlink:href="https://fr.aliexpress.com/item/1005002504716932.html?spm=a2g0o.order_list.order_list_main.184.16ed5e5bW0YxRj&amp;gatewayAdapt=glo2fra">Lien</text:a></text:p>
          </table:table-cell>
          <table:table-cell office:value-type="float" office:value="10" table:style-name="ce2">
            <text:p>10</text:p>
          </table:table-cell>
          <table:table-cell office:value-type="currency" office:value="10.49" table:style-name="ce5">
            <text:p>10,49 €</text:p>
          </table:table-cell>
          <table:table-cell office:value-type="currency" office:value="1.2" table:style-name="ce5">
            <text:p>1,20 €</text:p>
          </table:table-cell>
          <table:table-cell office:value-type="currency" office:value="11.69" table:formula="of:=[.E11]+[.F11]" table:style-name="ce3">
            <text:p>11,69 €<text:s/></text:p>
          </table:table-cell>
          <table:table-cell office:value-type="float" office:value="0" table:style-name="ce14">
            <text:p>0</text:p>
          </table:table-cell>
          <table:table-cell office:value-type="currency" office:value="0" table:formula="of:=([.G11]/[.D11])*[.H11]" table:style-name="ce15">
            <text:p>0,00 €<text:s/></text:p>
          </table:table-cell>
          <table:table-cell office:value-type="float" office:value="0" table:style-name="ce14">
            <text:p>0</text:p>
          </table:table-cell>
          <table:table-cell office:value-type="currency" office:value="0" table:formula="of:=([.G11]/[.D11])*[.J11]" table:style-name="ce15">
            <text:p>0,00 €<text:s/>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Piezo 20mm</text:p>
          </table:table-cell>
          <table:table-cell office:value-type="string" table:style-name="ce4">
            <text:p><text:a xlink:href="https://fr.aliexpress.com/item/1005001411342247.html?spm=a2g0o.productlist.main.1.5fd96a03PqehpE&amp;algo_pvid=ef3f3ee0-ae5f-40c1-aece-b607fb43b417&amp;algo_exp_id=ef3f3ee0-ae5f-40c1-aece-b607fb43b417-0&amp;pdp_npi=4%40dis%21EUR%210.72%210.65%21%21%210.75%21%21%402101e9d516940848531815362e97bf%2112000027139840093%21sea%21BE%21134803207%21S&amp;curPageLogUid=RGScjXC4jvUA">Lien</text:a></text:p>
          </table:table-cell>
          <table:table-cell office:value-type="float" office:value="10" table:style-name="ce2">
            <text:p>10</text:p>
          </table:table-cell>
          <table:table-cell office:value-type="currency" office:value="0.65" table:style-name="ce5">
            <text:p>0,65 €</text:p>
          </table:table-cell>
          <table:table-cell office:value-type="currency" office:value="1.57" table:style-name="ce5">
            <text:p>1,57 €</text:p>
          </table:table-cell>
          <table:table-cell office:value-type="currency" office:value="2.2200000000000002" table:formula="of:=[.E12]+[.F12]" table:style-name="ce3">
            <text:p>2,22 €<text:s/></text:p>
          </table:table-cell>
          <table:table-cell office:value-type="float" office:value="1" table:style-name="ce14">
            <text:p>1</text:p>
          </table:table-cell>
          <table:table-cell office:value-type="currency" office:value="0.22200000000000003" table:formula="of:=([.G12]/[.D12])*[.H12]" table:style-name="ce15">
            <text:p>0,22 €<text:s/></text:p>
          </table:table-cell>
          <table:table-cell office:value-type="float" office:value="1" table:style-name="ce14">
            <text:p>1</text:p>
          </table:table-cell>
          <table:table-cell office:value-type="currency" office:value="0.22200000000000003" table:formula="of:=([.G12]/[.D12])*[.J12]" table:style-name="ce15">
            <text:p>0,22 €<text:s/>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Battery Lipo Charger Buck Boost</text:p>
          </table:table-cell>
          <table:table-cell office:value-type="string" table:style-name="ce4">
            <text:p><text:a xlink:href="https://fr.aliexpress.com/item/1005005133852642.html?spm=a2g0o.order_list.order_list_main.139.16ed5e5bW0YxRj&amp;gatewayAdapt=glo2fra">Lien</text:a></text:p>
          </table:table-cell>
          <table:table-cell office:value-type="float" office:value="10" table:style-name="ce2">
            <text:p>10</text:p>
          </table:table-cell>
          <table:table-cell office:value-type="currency" office:value="8.01" table:style-name="ce5">
            <text:p>8,01 €</text:p>
          </table:table-cell>
          <table:table-cell office:value-type="currency" office:value="5.0999999999999996" table:style-name="ce5">
            <text:p>5,10 €</text:p>
          </table:table-cell>
          <table:table-cell office:value-type="currency" office:value="13.11" table:formula="of:=[.E13]+[.F13]" table:style-name="ce3">
            <text:p>13,11 €<text:s/></text:p>
          </table:table-cell>
          <table:table-cell office:value-type="float" office:value="1" table:style-name="ce14">
            <text:p>1</text:p>
          </table:table-cell>
          <table:table-cell office:value-type="currency" office:value="1.3109999999999999" table:formula="of:=([.G13]/[.D13])*[.H13]" table:style-name="ce15">
            <text:p>1,31 €<text:s/></text:p>
          </table:table-cell>
          <table:table-cell office:value-type="float" office:value="1" table:style-name="ce14">
            <text:p>1</text:p>
          </table:table-cell>
          <table:table-cell office:value-type="currency" office:value="1.3109999999999999" table:formula="of:=([.G13]/[.D13])*[.J13]" table:style-name="ce15">
            <text:p>1,31 €<text:s/>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Battery LiPo 3.7v 380mAh</text:p>
          </table:table-cell>
          <table:table-cell office:value-type="string" table:style-name="ce4">
            <text:p><text:a xlink:href="https://fr.aliexpress.com/item/1005004246235415.html?spm=a2g0o.productlist.main.7.1ad3MQtfMQtfGR&amp;algo_pvid=aac9eeaf-71a6-469c-b0e5-bed153da7810&amp;algo_exp_id=aac9eeaf-71a6-469c-b0e5-bed153da7810-3&amp;pdp_npi=4@dis!EUR!5.86!4.57!!!6.21!!@2101e56617004137415937600e159f!12000028510253769!sea!BE!134803207!&amp;curPageLogUid=zTNZiyWfV6Ow">Lien</text:a></text:p>
          </table:table-cell>
          <table:table-cell office:value-type="float" office:value="1" table:style-name="ce2">
            <text:p>1</text:p>
          </table:table-cell>
          <table:table-cell office:value-type="currency" office:value="4.83" table:style-name="ce5">
            <text:p>4,83 €</text:p>
          </table:table-cell>
          <table:table-cell office:value-type="currency" office:value="2.41" table:style-name="ce5">
            <text:p>2,41 €</text:p>
          </table:table-cell>
          <table:table-cell office:value-type="currency" office:value="7.24" table:formula="of:=[.E14]+[.F14]" table:style-name="ce3">
            <text:p>7,24 €<text:s/></text:p>
          </table:table-cell>
          <table:table-cell office:value-type="float" office:value="1" table:style-name="ce14">
            <text:p>1</text:p>
          </table:table-cell>
          <table:table-cell office:value-type="currency" office:value="7.24" table:formula="of:=([.G14]/[.D14])*[.H14]" table:style-name="ce15">
            <text:p>7,24 €<text:s/></text:p>
          </table:table-cell>
          <table:table-cell office:value-type="float" office:value="1" table:style-name="ce14">
            <text:p>1</text:p>
          </table:table-cell>
          <table:table-cell office:value-type="currency" office:value="7.24" table:formula="of:=([.G14]/[.D14])*[.J14]" table:style-name="ce15">
            <text:p>7,24 €<text:s/>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PS2000 Joystick</text:p>
          </table:table-cell>
          <table:table-cell office:value-type="string" table:style-name="ce4">
            <text:p><text:a xlink:href="https://fr.aliexpress.com/item/1005005231884808.html?spm=a2g0o.order_list.order_list_main.5.eaad5e5bjSrbdQ&amp;gatewayAdapt=glo2fra">Lien</text:a></text:p>
          </table:table-cell>
          <table:table-cell office:value-type="float" office:value="4" table:style-name="ce2">
            <text:p>4</text:p>
          </table:table-cell>
          <table:table-cell office:value-type="currency" office:value="5.07" table:style-name="ce5">
            <text:p>5,07 €</text:p>
          </table:table-cell>
          <table:table-cell office:value-type="currency" office:value="0" table:style-name="ce5">
            <text:p>0,00 €</text:p>
          </table:table-cell>
          <table:table-cell office:value-type="currency" office:value="5.07" table:formula="of:=[.E15]+[.F15]" table:style-name="ce3">
            <text:p>5,07 €<text:s/></text:p>
          </table:table-cell>
          <table:table-cell office:value-type="float" office:value="1" table:style-name="ce14">
            <text:p>1</text:p>
          </table:table-cell>
          <table:table-cell office:value-type="currency" office:value="1.2675000000000001" table:formula="of:=([.G15]/[.D15])*[.H15]" table:style-name="ce15">
            <text:p>1,27 €<text:s/></text:p>
          </table:table-cell>
          <table:table-cell office:value-type="float" office:value="1" table:style-name="ce14">
            <text:p>1</text:p>
          </table:table-cell>
          <table:table-cell office:value-type="currency" office:value="1.2675000000000001" table:formula="of:=([.G15]/[.D15])*[.J15]" table:style-name="ce15">
            <text:p>1,27 €<text:s/>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Switch Souple 5x5</text:p>
          </table:table-cell>
          <table:table-cell office:value-type="string" table:style-name="ce4">
            <text:p><text:a xlink:href="https://fr.aliexpress.com/item/4001317887509.html?spm=a2g0o.order_list.order_list_main.11.eaad5e5bjSrbdQ&amp;gatewayAdapt=glo2fra">Lien</text:a></text:p>
          </table:table-cell>
          <table:table-cell office:value-type="float" office:value="50" table:style-name="ce2">
            <text:p>50</text:p>
          </table:table-cell>
          <table:table-cell office:value-type="currency" office:value="4.45" table:formula="of:=5*0.89" table:style-name="ce5">
            <text:p>4,45 €</text:p>
          </table:table-cell>
          <table:table-cell office:value-type="currency" office:value="1.49" table:style-name="ce5">
            <text:p>1,49 €</text:p>
          </table:table-cell>
          <table:table-cell office:value-type="currency" office:value="5.94" table:formula="of:=[.E16]+[.F16]" table:style-name="ce3">
            <text:p>5,94 €<text:s/></text:p>
          </table:table-cell>
          <table:table-cell office:value-type="float" office:value="0" table:style-name="ce14">
            <text:p>0</text:p>
          </table:table-cell>
          <table:table-cell office:value-type="currency" office:value="0" table:formula="of:=([.G16]/[.D16])*[.H16]" table:style-name="ce15">
            <text:p>0,00 €<text:s/></text:p>
          </table:table-cell>
          <table:table-cell office:value-type="float" office:value="0" table:style-name="ce14">
            <text:p>0</text:p>
          </table:table-cell>
          <table:table-cell office:value-type="currency" office:value="0" table:formula="of:=([.G16]/[.D16])*[.J16]" table:style-name="ce15">
            <text:p>0,00 €<text:s/>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Switch Lock</text:p>
          </table:table-cell>
          <table:table-cell office:value-type="string" table:style-name="ce4">
            <text:p><text:a xlink:href="https://fr.aliexpress.com/item/1005005616855013.html?spm=a2g0o.productlist.main.25.11b764b5VD3eoQ&amp;algo_pvid=7181b879-0cdc-4355-bbc1-9ad23d4f2412&amp;algo_exp_id=7181b879-0cdc-4355-bbc1-9ad23d4f2412-12&amp;pdp_npi=4%40dis%21EUR%211.36%211.36%21%21%211.43%21%21%40210321c616940863627942616ef358%2112000033761310491%21sea%21BE%21134803207%21S&amp;curPageLogUid=8rklaLNqelZY">Lien</text:a></text:p>
          </table:table-cell>
          <table:table-cell office:value-type="float" office:value="20" table:style-name="ce2">
            <text:p>20</text:p>
          </table:table-cell>
          <table:table-cell office:value-type="currency" office:value="1.36" table:style-name="ce7">
            <text:p>1,36 €</text:p>
          </table:table-cell>
          <table:table-cell office:value-type="currency" office:value="1.83" table:style-name="ce7">
            <text:p>1,83 €</text:p>
          </table:table-cell>
          <table:table-cell office:value-type="currency" office:value="3.1900000000000004" table:formula="of:=[.E17]+[.F17]" table:style-name="ce7">
            <text:p>3,19 €</text:p>
          </table:table-cell>
          <table:table-cell office:value-type="float" office:value="1" table:style-name="ce14">
            <text:p>1</text:p>
          </table:table-cell>
          <table:table-cell office:value-type="currency" office:value="0.15950000000000003" table:formula="of:=([.G17]/[.D17])*[.H17]" table:style-name="ce15">
            <text:p>0,16 €<text:s/></text:p>
          </table:table-cell>
          <table:table-cell office:value-type="float" office:value="1" table:style-name="ce14">
            <text:p>1</text:p>
          </table:table-cell>
          <table:table-cell office:value-type="currency" office:value="0.15950000000000003" table:formula="of:=([.G17]/[.D17])*[.J17]" table:style-name="ce15">
            <text:p>0,16 €<text:s/>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Visserie 30mm M2 ou M2.5</text:p>
          </table:table-cell>
          <table:table-cell office:value-type="string" table:style-name="ce4">
            <text:p><text:a xlink:href="https://fr.aliexpress.com/item/32810872544.html?spm=a2g0n.order_detail.order_detail_item.5.3af37d56GEyKF6&amp;gatewayAdapt=glo2fra">Lien</text:a></text:p>
          </table:table-cell>
          <table:table-cell office:value-type="float" office:value="50" table:style-name="ce2">
            <text:p>50</text:p>
          </table:table-cell>
          <table:table-cell office:value-type="currency" office:value="2.77" table:style-name="ce7">
            <text:p>2,77 €</text:p>
          </table:table-cell>
          <table:table-cell office:value-type="currency" office:value="0" table:style-name="ce7">
            <text:p>0,00 €</text:p>
          </table:table-cell>
          <table:table-cell office:value-type="currency" office:value="2.77" table:formula="of:=[.E18]+[.F18]" table:style-name="ce7">
            <text:p>2,77 €</text:p>
          </table:table-cell>
          <table:table-cell office:value-type="float" office:value="4" table:style-name="ce14">
            <text:p>4</text:p>
          </table:table-cell>
          <table:table-cell office:value-type="currency" office:value="0.22159999999999999" table:formula="of:=([.G18]/[.D18])*[.H18]" table:style-name="ce15">
            <text:p>0,22 €<text:s/></text:p>
          </table:table-cell>
          <table:table-cell office:value-type="float" office:value="4" table:style-name="ce14">
            <text:p>4</text:p>
          </table:table-cell>
          <table:table-cell office:value-type="currency" office:value="0.22159999999999999" table:formula="of:=([.G18]/[.D18])*[.J18]" table:style-name="ce15">
            <text:p>0,22 €<text:s/>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Visserie 4mm M2</text:p>
          </table:table-cell>
          <table:table-cell office:value-type="string" table:style-name="ce4">
            <text:p><text:a xlink:href="https://fr.aliexpress.com/item/32810872544.html?spm=a2g0o.order_detail.order_detail_item.9.361d7d5640kgou&amp;gatewayAdapt=glo2fra">Lien</text:a></text:p>
          </table:table-cell>
          <table:table-cell office:value-type="float" office:value="50" table:style-name="ce2">
            <text:p>50</text:p>
          </table:table-cell>
          <table:table-cell office:value-type="currency" office:value="0.79" table:style-name="ce7">
            <text:p>0,79 €</text:p>
          </table:table-cell>
          <table:table-cell office:value-type="currency" office:value="0" table:style-name="ce7">
            <text:p>0,00 €</text:p>
          </table:table-cell>
          <table:table-cell office:value-type="currency" office:value="0.79" table:formula="of:=[.E19]+[.F19]" table:style-name="ce7">
            <text:p>0,79 €</text:p>
          </table:table-cell>
          <table:table-cell office:value-type="float" office:value="13" table:style-name="ce14">
            <text:p>13</text:p>
          </table:table-cell>
          <table:table-cell office:value-type="currency" office:value="0.20540000000000003" table:formula="of:=([.G19]/[.D19])*[.H19]" table:style-name="ce15">
            <text:p>0,21 €<text:s/></text:p>
          </table:table-cell>
          <table:table-cell office:value-type="float" office:value="13" table:style-name="ce14">
            <text:p>13</text:p>
          </table:table-cell>
          <table:table-cell office:value-type="currency" office:value="0.20540000000000003" table:formula="of:=([.G19]/[.D19])*[.J19]" table:style-name="ce15">
            <text:p>0,21 €<text:s/>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Pin header Male</text:p>
          </table:table-cell>
          <table:table-cell office:value-type="string" table:style-name="ce4">
            <text:p><text:a xlink:href="https://fr.aliexpress.com/item/1005005381259648.html?spm=a2g0n.order_detail.order_detail_item.11.2eb37d56wZh9QB&amp;gatewayAdapt=glo2fra">Lien</text:a></text:p>
          </table:table-cell>
          <table:table-cell office:value-type="float" office:value="10" table:style-name="ce2">
            <text:p>10</text:p>
          </table:table-cell>
          <table:table-cell office:value-type="currency" office:value="0.66" table:style-name="ce5">
            <text:p>0,66 €</text:p>
          </table:table-cell>
          <table:table-cell office:value-type="currency" office:value="1.91" table:style-name="ce5">
            <text:p>1,91 €</text:p>
          </table:table-cell>
          <table:table-cell office:value-type="currency" office:value="2.57" table:formula="of:=[.E20]+[.F20]" table:style-name="ce3">
            <text:p>2,57 €<text:s/></text:p>
          </table:table-cell>
          <table:table-cell office:value-type="float" office:value="2" table:style-name="ce14">
            <text:p>2</text:p>
          </table:table-cell>
          <table:table-cell office:value-type="currency" office:value="0.51400000000000001" table:formula="of:=([.G20]/[.D20])*[.H20]" table:style-name="ce15">
            <text:p>0,51 €<text:s/></text:p>
          </table:table-cell>
          <table:table-cell office:value-type="float" office:value="2" table:style-name="ce14">
            <text:p>2</text:p>
          </table:table-cell>
          <table:table-cell office:value-type="currency" office:value="0.51400000000000001" table:formula="of:=([.G20]/[.D20])*[.J20]" table:style-name="ce15">
            <text:p>0,51 €<text:s/>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Pin Header Female</text:p>
          </table:table-cell>
          <table:table-cell office:value-type="string" table:style-name="ce4">
            <text:p><text:a xlink:href="https://fr.aliexpress.com/item/1005005038036493.html?spm=a2g0o.productlist.main.15.5424c62djlmewo&amp;algo_pvid=545517f6-63b8-48ef-a8ec-332ed3c78513&amp;algo_exp_id=545517f6-63b8-48ef-a8ec-332ed3c78513-7&amp;pdp_npi=4%40dis%21EUR%211.61%211.54%21%21%211.69%21%21%402101d68d16940860805766229e8a9b%2112000031413830103%21sea%21BE%21134803207%21S&amp;curPageLogUid=5qomIDOTbYs2">Lien</text:a></text:p>
          </table:table-cell>
          <table:table-cell office:value-type="float" office:value="10" table:style-name="ce2">
            <text:p>10</text:p>
          </table:table-cell>
          <table:table-cell office:value-type="currency" office:value="1.52" table:style-name="ce7">
            <text:p>1,52 €</text:p>
          </table:table-cell>
          <table:table-cell office:value-type="currency" office:value="0.68" table:style-name="ce7">
            <text:p>0,68 €</text:p>
          </table:table-cell>
          <table:table-cell office:value-type="currency" office:value="2.2000000000000002" table:formula="of:=[.E21]+[.F21]" table:style-name="ce7">
            <text:p>2,20 €</text:p>
          </table:table-cell>
          <table:table-cell office:value-type="float" office:value="2" table:style-name="ce14">
            <text:p>2</text:p>
          </table:table-cell>
          <table:table-cell office:value-type="currency" office:value="0.44000000000000006" table:formula="of:=([.G21]/[.D21])*[.H21]" table:style-name="ce15">
            <text:p>0,44 €<text:s/></text:p>
          </table:table-cell>
          <table:table-cell office:value-type="float" office:value="2" table:style-name="ce14">
            <text:p>2</text:p>
          </table:table-cell>
          <table:table-cell office:value-type="currency" office:value="0.44000000000000006" table:formula="of:=([.G21]/[.D21])*[.J21]" table:style-name="ce15">
            <text:p>0,44 €<text:s/>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Cable Female-Female 10cm</text:p>
          </table:table-cell>
          <table:table-cell office:value-type="string" table:style-name="ce4">
            <text:p><text:a xlink:href="https://fr.aliexpress.com/item/4000203371860.html?spm=a2g0o.order_list.order_list_main.23.53775e5bEgq9At&amp;gatewayAdapt=glo2fra">Lien</text:a></text:p>
          </table:table-cell>
          <table:table-cell office:value-type="float" office:value="40" table:style-name="ce2">
            <text:p>40</text:p>
          </table:table-cell>
          <table:table-cell office:value-type="currency" office:value="1.77" table:style-name="ce7">
            <text:p>1,77 €</text:p>
          </table:table-cell>
          <table:table-cell office:value-type="currency" office:value="0.59" table:style-name="ce7">
            <text:p>0,59 €</text:p>
          </table:table-cell>
          <table:table-cell office:value-type="currency" office:value="2.36" table:formula="of:=[.E22]+[.F22]" table:style-name="ce7">
            <text:p>2,36 €</text:p>
          </table:table-cell>
          <table:table-cell office:value-type="float" office:value="30" table:style-name="ce14">
            <text:p>30</text:p>
          </table:table-cell>
          <table:table-cell office:value-type="currency" office:value="1.77" table:formula="of:=([.G22]/[.D22])*[.H22]" table:style-name="ce15">
            <text:p>1,77 €<text:s/></text:p>
          </table:table-cell>
          <table:table-cell office:value-type="float" office:value="30" table:style-name="ce14">
            <text:p>30</text:p>
          </table:table-cell>
          <table:table-cell office:value-type="currency" office:value="1.77" table:formula="of:=([.G22]/[.D22])*[.J22]" table:style-name="ce15">
            <text:p>1,77 €<text:s/>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3D Print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currency" office:value="5" table:style-name="ce7">
            <text:p>5,00 €</text:p>
          </table:table-cell>
          <table:table-cell office:value-type="currency" office:value="0" table:style-name="ce7">
            <text:p>0,00 €</text:p>
          </table:table-cell>
          <table:table-cell office:value-type="currency" office:value="5" table:formula="of:=[.E23]+[.F23]" table:style-name="ce7">
            <text:p>5,00 €</text:p>
          </table:table-cell>
          <table:table-cell office:value-type="float" office:value="1" table:style-name="ce14">
            <text:p>1</text:p>
          </table:table-cell>
          <table:table-cell office:value-type="currency" office:value="5" table:formula="of:=([.G23]/[.D23])*[.H23]" table:style-name="ce15">
            <text:p>5,00 €<text:s/></text:p>
          </table:table-cell>
          <table:table-cell office:value-type="float" office:value="1" table:style-name="ce14">
            <text:p>1</text:p>
          </table:table-cell>
          <table:table-cell office:value-type="currency" office:value="5" table:formula="of:=([.G23]/[.D23])*[.J23]" table:style-name="ce15">
            <text:p>5,00 €<text:s/>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PCBs (JLCPCB)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currency" office:value="13.52" table:style-name="ce8">
            <text:p>13,52 €</text:p>
          </table:table-cell>
          <table:table-cell office:value-type="currency" office:value="0" table:style-name="ce7">
            <text:p>0,00 €</text:p>
          </table:table-cell>
          <table:table-cell office:value-type="currency" office:value="13.52" table:formula="of:=[.E24]+[.F24]" table:style-name="ce7">
            <text:p>13,52 €</text:p>
          </table:table-cell>
          <table:table-cell office:value-type="float" office:value="1" table:style-name="ce17">
            <text:p>1</text:p>
          </table:table-cell>
          <table:table-cell office:value-type="currency" office:value="1.3519999999999999" table:formula="of:=([.G24]/[.D24])*[.H24]" table:style-name="ce18">
            <text:p>1,35 €<text:s/></text:p>
          </table:table-cell>
          <table:table-cell office:value-type="float" office:value="0" table:style-name="ce17">
            <text:p>0</text:p>
          </table:table-cell>
          <table:table-cell office:value-type="currency" office:value="0" table:formula="of:=([.G24]/[.D24])*[.J24]" table:style-name="ce18">
            <text:p>0,00 €<text:s/></text:p>
          </table:table-cell>
          <table:table-cell table:number-columns-repeated="16373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ar" number:country="SA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36" number:language="ar" number:country="SA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6P0"/>
    </number:currency-style>
    <number:currency-style style:name="N37" number:language="ar" number:country="SA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38P0" number:language="ar" number:country="SA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8" number:language="ar" number:country="SA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38P0"/>
    </number:currency-style>
    <number:currency-style style:name="N39P0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39" number:language="fr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328</meta:generator>
    <meta:initial-creator>Vincent Hervé</meta:initial-creator>
    <dc:creator>admin</dc:creator>
    <meta:creation-date>2015-06-05T18:19:34Z</meta:creation-date>
    <dc:date>2024-03-18T17:13:48Z</dc:date>
    <meta:editing-cycles>3</meta:editing-cycles>
    <meta:editing-duration>PT2546S</meta:editing-duration>
    <meta:user-defined meta:name="AppVersion">16.0300</meta:user-defined>
    <meta:user-defined meta:name="MSIP_Label_38211776-bf8d-4cdd-bcfd-12f093cc6d4d_ActionId">003d3e3a-2e5d-42d4-a17b-100bfff95c4f</meta:user-defined>
    <meta:user-defined meta:name="MSIP_Label_38211776-bf8d-4cdd-bcfd-12f093cc6d4d_ContentBits">0</meta:user-defined>
    <meta:user-defined meta:name="MSIP_Label_38211776-bf8d-4cdd-bcfd-12f093cc6d4d_Enabled">true</meta:user-defined>
    <meta:user-defined meta:name="MSIP_Label_38211776-bf8d-4cdd-bcfd-12f093cc6d4d_Method">Standard</meta:user-defined>
    <meta:user-defined meta:name="MSIP_Label_38211776-bf8d-4cdd-bcfd-12f093cc6d4d_Name">Public</meta:user-defined>
    <meta:user-defined meta:name="MSIP_Label_38211776-bf8d-4cdd-bcfd-12f093cc6d4d_SetDate">2023-08-30T06:32:37Z</meta:user-defined>
    <meta:user-defined meta:name="MSIP_Label_38211776-bf8d-4cdd-bcfd-12f093cc6d4d_SiteId">2999f02c-a286-48e6-b956-12cbd53515ec</meta:user-defined>
  </office:meta>
</office:document-meta>
</file>